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roman" style:font-pitch="variable"/>
    <style:font-face style:name="Wingdings2" svg:font-family="Wingdings" style:font-family-generic="system" style:font-pitch="variable"/>
    <style:font-face style:name="font313" svg:font-family="font313" style:font-family-generic="system" style:font-pitch="variable"/>
  </office:font-face-decls>
  <office:automatic-styles>
    <style:style style:name="P1" style:family="paragraph" style:parent-style-name="Frame_20_contents">
      <style:paragraph-properties fo:margin-top="0in" fo:margin-bottom="0in" style:contextual-spacing="false" fo:text-align="center" style:justify-single-word="false"/>
    </style:style>
    <style:style style:name="P2" style:family="paragraph" style:parent-style-name="Heading_20_1" style:list-style-name="WWNum1"/>
    <style:style style:name="P3" style:family="paragraph" style:parent-style-name="Paragraphe_20_de_20_liste1" style:list-style-name="WWNum4"/>
    <style:style style:name="P4" style:family="paragraph" style:parent-style-name="Paragraphe_20_de_20_liste1" style:list-style-name="WWNum2"/>
    <style:style style:name="P5" style:family="paragraph" style:parent-style-name="Paragraphe_20_de_20_liste1" style:list-style-name="WWNum3"/>
    <style:style style:name="P6" style:family="paragraph" style:parent-style-name="Paragraphe_20_de_20_liste1">
      <style:paragraph-properties fo:margin-left="1in" fo:margin-right="0in" fo:text-indent="0in" style:auto-text-indent="false"/>
    </style:style>
    <style:style style:name="P7" style:family="paragraph" style:parent-style-name="Standard">
      <style:paragraph-properties fo:margin-left="0in" fo:margin-right="0in" fo:text-indent="0.25in" style:auto-text-indent="false"/>
    </style:style>
    <style:style style:name="P8" style:family="paragraph" style:parent-style-name="Standard">
      <style:paragraph-properties fo:margin-left="0.5in" fo:margin-right="0in" fo:text-indent="0in" style:auto-text-indent="false"/>
    </style:style>
    <style:style style:name="P9" style:family="paragraph" style:parent-style-name="Standard">
      <style:text-properties fo:language="en" fo:country="US"/>
    </style:style>
    <style:style style:name="T1" style:family="text">
      <style:text-properties fo:font-variant="small-caps"/>
    </style:style>
    <style:style style:name="T2" style:family="text">
      <style:text-properties fo:font-style="italic" style:font-style-asian="italic" style:font-style-complex="italic"/>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text-position="super 58%"/>
    </style:style>
    <style:style style:name="T6" style:family="text">
      <style:text-properties style:font-name="Wingdings1" style:font-name-asian="Wingdings2" style:font-name-complex="Wingdings2"/>
    </style:style>
    <style:style style:name="T7" style:family="text">
      <style:text-properties style:font-name-asian="Calibri2"/>
    </style:style>
    <style:style style:name="T8" style:family="text">
      <style:text-properties style:text-underline-style="solid" style:text-underline-width="auto" style:text-underline-color="font-color" fo:font-weight="bold" style:font-weight-asian="bold"/>
    </style:style>
    <style:style style:name="T9" style:family="text">
      <style:text-properties style:font-name-complex="font313"/>
    </style:style>
    <style:style style:name="T10" style:family="text">
      <style:text-properties fo:language="en" fo:country="US"/>
    </style:style>
    <style:style style:name="T11" style:family="text">
      <style:text-properties fo:language="fr" fo:country="FR"/>
    </style:style>
    <style:style style:name="T12" style:family="text">
      <style:text-properties fo:color="#000000" loext:opacity="100%" fo:font-size="10pt" style:font-size-asian="10pt"/>
    </style:style>
    <style:style style:name="T13" style:family="text">
      <style:text-properties fo:color="#008000" loext:opacity="100%"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European Diplomacy Championship 2023</text:span></text:p>
      <text:list xml:id="list1580868623" text:style-name="WWNum1">
        <text:list-item>
          <text:h text:style-name="P2" text:outline-level="1"><text:span text:style-name="T1">A – Date and Place</text:span></text:h>
        </text:list-item>
      </text:list>
      <text:p text:style-name="Standard">November 24, 25 and 26, 2023 at the Hôtel <text:span text:style-name="T2">La Louisiane</text:span><text:bookmark text:name="_GoBack"/><text:span text:style-name="T2">,</text:span> 60 rue de Seine, 75006 Paris.</text:p>
      <text:list xml:id="list174530721443717" text:continue-numbering="true" text:style-name="WWNum1">
        <text:list-item>
          <text:h text:style-name="P2" text:outline-level="1"><text:span text:style-name="T1">B – Tournament Format</text:span></text:h>
        </text:list-item>
      </text:list>
      <text:p text:style-name="Standard">The tournament will be played in 4 rounds, the last of which may have a final table:</text:p>
      <text:list text:style-name="WWNum4">
        <text:list-item>
          <text:p text:style-name="P3"><text:span text:style-name="T3">reception </text:span>: Friday November, <text:span text:style-name="T3">6 p.m </text:span>.;</text:p>
        </text:list-item>
        <text:list-item>
          <text:p text:style-name="P3"><text:span text:style-name="T3">R1 </text:span>: Friday, November 24, 8 p.m. to midnight;</text:p>
        </text:list-item>
        <text:list-item>
          <text:p text:style-name="P3"><text:span text:style-name="T3">Reception </text:span>: Saturday November 25, <text:span text:style-name="T3">9 a.m </text:span>.;</text:p>
        </text:list-item>
        <text:list-item>
          <text:p text:style-name="P3"><text:span text:style-name="T3">R2 </text:span>: Saturday 25 November, 10am-2pm;</text:p>
        </text:list-item>
        <text:list-item>
          <text:p text:style-name="P3"><text:span text:style-name="T3">R3 </text:span>: Saturday 25 November, 3-7 p.m.;</text:p>
        </text:list-item>
        <text:list-item>
          <text:p text:style-name="P3"><text:span text:style-name="T3">R4 </text:span><text:span text:style-name="T4">: </text:span>Sunday November 26, 10 a.m.-2 p.m.;</text:p>
        </text:list-item>
        <text:list-item>
          <text:p text:style-name="P3"><text:span text:style-name="T3">End of tournament ceremony </text:span>: Sunday, November 26, <text:span text:style-name="T3">2:30-3 </text:span>p.m.</text:p>
        </text:list-item>
      </text:list>
      <text:p text:style-name="Standard">All rounds and all tables will be played in 7 years, 30 minutes per year.</text:p>
      <text:p text:style-name="Standard"><text:span text:style-name="T3">The deadlines for each phase are as follows </text:span>: <text:line-break/>Spring: 8' negotiations, writing of 1' orders, reading of 4' orders; Summer (retreats): writing 1'; Fall : negotiations 8', writing orders 1', reading orders 6'; <text:line-break/>Winter (retirement &amp; adjustments): writing 1'</text:p>
      <text:p text:style-name="Standard">In the event of an insufficient number of people registered for a round, the tournament management reserves the right to propose the application of the Sandard variant (game without Turkey with Turkey represented by a neutral center and Romania without a center) or any another suitable variant.</text:p>
      <text:p text:style-name="Standard">If the number of people does not allow to play all the tables of a round with the same number of people per table, the tournament management may ask some people to withdraw, or to play on two tables. If no solution is found, priority will be given to people according to their ranking. For the first round, or in case of a tie, priority will be given to the person who has traveled the most to come.</text:p>
      <text:p text:style-name="Standard">If there are 28 people (or more) ranked with a strictly positive result after the third round, there will be a final table. The person winning the final table will win the tournament, even if someone else scores more points than them over the entire tournament. Each person at the final table will choose their country (first step: each person, from the lowest ranked to the highest ranked, chooses at what point in relation to the others they wish to choose their country; second step: each person chooses their country in order In the event of a tie, the person who chose their country last, among the first ties, wins the title).</text:p>
      <text:p text:style-name="Standard"><text:soft-page-break/><text:span text:style-name="T3">Rewards </text:span>: <text:line-break/>The people on the podium of the tournament and the best countries will be rewarded <text:span text:style-name="T3">.</text:span></text:p>
      <text:p text:style-name="Standard"><text:span text:style-name="T3">Behavior</text:span> <text:line-break/>Some rules of behavior to follow for the tournament:</text:p>
      <text:list xml:id="list3579650411" text:style-name="WWNum2">
        <text:list-item>
          <text:p text:style-name="P4"><text:span text:style-name="T2">Diplomacy </text:span>is an alliance game but not a team game, everyone plays for themselves, players must start each part of the tournament with the aim of optimizing their rankings and number of points in it</text:p>
        </text:list-item>
        <text:list-item>
          <text:p text:style-name="P4">the players must respect each other, the exchanges between participants must remain cordial in all cases (betrayals are part of the game)</text:p>
        </text:list-item>
        <text:list-item>
          <text:p text:style-name="P4">players must fight through adversity and not abandon or excessively rush their eliminations in the event of a hard blow: players must study and try to put in place the best stratagem to get back into the game instead of practicing this type of anti -game which excessively favors a few players to the detriment of others (remember that there is a great risk that the players who would be favored in the event of anti-play are those you would least like to see favored and vice versa, the most penalized players those who you would like to see the most favored). Total victory or first place in the game, objectives at the start of the game, must sometimes be reconsidered during the game and there is no shame in only aiming for a place of honor or survival. In addition, alliances are changeable, a player in difficulty, not presenting the first threat for the majority of players in the game, will very often be the ideal ally and will be able to get back on track.</text:p>
        </text:list-item>
        <text:list-item>
          <text:p text:style-name="P4">if a player is authorized to have secret intentions to ally with another even before the start of the game, the fact remains that it is prohibited to have pre-established alliances, to join the tournament to play with or inviting other players to the tournament with the deliberate intention of allying with those other players. The game and the negotiation must take precedence and the pre-game secret intentions must yield to the game configurations</text:p>
        </text:list-item>
        <text:list-item>
          <text:p text:style-name="P4">any communication on an unfinished game must be done in the game, it is forbidden for a person not playing a game to interfere with it by exchanging about it with a player still alive in the game, or by commenting or discussing the game in front of a player who is still alive in the game.</text:p>
        </text:list-item>
      </text:list>
      <text:list xml:id="list174530812126575" text:continue-list="list174530721443717" text:style-name="WWNum1">
        <text:list-item>
          <text:h text:style-name="P2" text:outline-level="1"><text:span text:style-name="T1">C – Table scoring system</text:span></text:h>
        </text:list-item>
      </text:list>
      <text:p text:style-name="P7">The system used to count points on each table is identical to that used for the French championship in 2022:</text:p>
      <text:list xml:id="list72342128" text:style-name="WWNum3">
        <text:list-item>
          <text:p text:style-name="P5">If there is no solo (a solo being a person finishing the game with at least 18 centers), each person will win:</text:p>
          <text:list>
            <text:list-item>
              <text:p text:style-name="P5">1 point per center held by its country</text:p>
            </text:list-item>
            <text:list-item>
              <text:p text:style-name="P5">1 point per center held by each other country having <text:span text:style-name="T3">strictly </text:span>less</text:p>
            </text:list-item>
            <text:list-item>
              <text:p text:style-name="P5">1 point per surviving country on the game</text:p>
            </text:list-item>
            <text:list-item>
              <text:p text:style-name="P5">1 point per center remaining neutral until the end of the game</text:p>
            </text:list-item>
            <text:list-item>
              <text:p text:style-name="P5"><text:soft-page-break/>A bonus depending on its ranking in number of centers on the table</text:p>
              <text:list>
                <text:list-item>
                  <text:p text:style-name="P5">1st : 9 <text:span text:style-name="T5">points</text:span></text:p>
                </text:list-item>
                <text:list-item>
                  <text:p text:style-name="P5">2nd : 6 <text:span text:style-name="T5">points</text:span></text:p>
                </text:list-item>
                <text:list-item>
                  <text:p text:style-name="P5">3rd : 3 <text:span text:style-name="T5">points</text:span></text:p>
                </text:list-item>
                <text:list-item>
                  <text:p text:style-name="P5">4th : <text:span text:style-name="T5">1 </text:span>point</text:p>
                </text:list-item>
              </text:list>
            </text:list-item>
          </text:list>
        </text:list-item>
      </text:list>
      <text:p text:style-name="P6">NB: in the event of a tie for a position, people will share the bonus points. For example, if the top three people are tied at 10 centers, each of them will add (9+6+3)/3=6 points. The next person will score points for fourth place.</text:p>
      <text:list xml:id="list174530196861134" text:continue-numbering="true" text:style-name="WWNum3">
        <text:list-item>
          <text:p text:style-name="P5">In the case of “solo” (a person holds strictly more than half of the centers following an adjustment):</text:p>
          <text:list>
            <text:list-item>
              <text:p text:style-name="P5">The game ends immediately</text:p>
            </text:list-item>
            <text:list-item>
              <text:p text:style-name="P5">The person in front normally scores their points as if everyone had survived, then doubles that score. (i.e. 100 points for 7 players if all centers are occupied)</text:p>
            </text:list-item>
            <text:list-item>
              <text:p text:style-name="P5">The others score 0.</text:p>
            </text:list-item>
          </text:list>
        </text:list-item>
      </text:list>
      <text:p text:style-name="P7"><text:span text:style-name="T3">Notes </text:span>:</text:p>
      <text:list xml:id="list174530441982011" text:continue-numbering="true" text:style-name="WWNum3">
        <text:list-item>
          <text:p text:style-name="P5">A victory without a tie with 7 surviving countries will therefore systematically be worth 50 points, or 100 points in the case of a solo. In the case of Sandard, the victory with 6 survivors will systematically be worth 46 points, and the solo 92 points.</text:p>
        </text:list-item>
        <text:list-item>
          <text:p text:style-name="P5">By construction, a victory of a single country in the lead systematically earns more than a second place, this is not always true for second and third place</text:p>
          <text:list>
            <text:list-item>
              <text:p text:style-name="P5">Reminder: the victory of a single country in the lead earning the fewest points is the one where there would be only three survivors, ie 46 points.</text:p>
            </text:list-item>
            <text:list-item>
              <text:p text:style-name="P5">The second highest scoring place is at 6 centers for a person in the lead at 7 centers, with 7 countries surviving. This second place is therefore worth 6 + 21 + 7 + 6 = 40 points</text:p>
            </text:list-item>
            <text:list-item>
              <text:p text:style-name="P5">Second place with the lowest points is at 16 centers for a person in the lead at 17 centers, with 3 surviving countries. This second place is therefore worth 16 + 1 + 3 + 6 = 26 points</text:p>
            </text:list-item>
            <text:list-item>
              <text:p text:style-name="P5">Attention! Third place with the most points is at 5 crosses for a person in the lead at 7 crosses and a second at 6 crosses, with 7 countries surviving. This third place is therefore worth 5 + 16 + 7 + 3 = 31 points. On the other hand, only the second places with the sum (number of centers of the first + number of survivors eliminated) greater than or equal to 16 are worse than this best third place.</text:p>
            </text:list-item>
            <text:list-item>
              <text:p text:style-name="P5">The best fourth place (5 crosses behind three tied at 6 crosses, with 7 survivors) is worth 24 points</text:p>
            </text:list-item>
          </text:list>
        </text:list-item>
        <text:list-item>
          <text:p text:style-name="P5">By construction, the more centers the people better ranked on the table than oneself have, the fewer points one has</text:p>
        </text:list-item>
        <text:list-item>
          <text:p text:style-name="P5"><text:soft-page-break/>Most of the time, there is no point in scoring to eliminate a country. For a country alone in the lead, there is never one, and for a country in the lead tied, only if it allows to come out at the head of the tie. For other countries, eliminating a player is only of interest if you take the centers yourself (since you reduce the number of survivors, and therefore the number of points).</text:p>
        </text:list-item>
        <text:list-item>
          <text:p text:style-name="P5">The eliminated people still score the points corresponding to the number of survivors. Losing his last cross still means losing two points: the point of the center, and the point of his survival...</text:p>
        </text:list-item>
        <text:list-item>
          <text:p text:style-name="P5">A tie win will earn fewer points the higher the number of crosses:</text:p>
          <text:list>
            <text:list-item>
              <text:p text:style-name="P5">two people tied in the lead with 6 crosses and 7 survivors (best tied with two) will score 42.5 points. Losing a cross to the other tie (by taking it or not) therefore earns 7.5 points.</text:p>
            </text:list-item>
            <text:list-item>
              <text:p text:style-name="P5">two people tied for the lead with 10 crosses and 7 survivors will score 38.5 points. Losing a cross to the other tie (by taking it or not) therefore earns 11.5 points.</text:p>
            </text:list-item>
            <text:list-item>
              <text:p text:style-name="P5">two surviving singles at 17 crosses will only score 26.5 points (but breaking the tie then leads to solo <text:span text:style-name="T6"></text:span>), worse than most second-placers. Here, it is the number of centers of people having as many or more than oneself, that decreases the score.</text:p>
            </text:list-item>
            <text:list-item>
              <text:p text:style-name="P5">three people tied for the lead with 6 crosses and 7 survivors (best three-way tie) will score 35 points. Taking a cross from one of the other tied teams therefore earns 15 points.</text:p>
            </text:list-item>
            <text:list-item>
              <text:p text:style-name="P5">three people tied for the lead with 11 crosses and 4 survivors will score 22 points. Taking a cross from one of the other tied teams therefore earns 25 points.</text:p>
            </text:list-item>
          </text:list>
        </text:list-item>
      </text:list>
      <text:p text:style-name="P8">When we are tied in the lead, it is therefore in our interest to hit the others in the lead</text:p>
      <text:list xml:id="list174530798248196" text:continue-list="list174530812126575" text:style-name="WWNum1">
        <text:list-item>
          <text:h text:style-name="P2" text:outline-level="1"><text:span text:style-name="T1">D – Tournament Scoring System</text:span></text:h>
        </text:list-item>
      </text:list>
      <text:p text:style-name="Standard">Each person will add the sum of the following points:</text:p>
      <text:list xml:id="list174531191286351" text:continue-list="list3579650411" text:style-name="WWNum2">
        <text:list-item>
          <text:p text:style-name="P4">1) The sum of the points won on each table, weighted at the end of the tournament by the following coefficients (the scores of each table are sorted from highest to lowest). <text:line-break/>NB: these weightings apply for the qualification to a possible final table</text:p>
          <text:list>
            <text:list-item>
              <text:p text:style-name="P4"><text:span text:style-name="T7"><text:s/></text:span>1 round played: 110%</text:p>
            </text:list-item>
            <text:list-item>
              <text:p text:style-name="P4">2 rounds played: 110%/100%</text:p>
            </text:list-item>
            <text:list-item>
              <text:p text:style-name="P4">3 rounds played: 100%/100%/50%</text:p>
            </text:list-item>
            <text:list-item>
              <text:p text:style-name="P4">4 rounds played: 100%/90%/50%/40%</text:p>
            </text:list-item>
          </text:list>
        </text:list-item>
        <text:list-item>
          <text:p text:style-name="P4">2) For each round not played, no points will be scored, except for the voluntary withdrawal bonus (see special rules)</text:p>
        </text:list-item>
        <text:list-item>
          <text:p text:style-name="P4">3) <text:span text:style-name="T3">Bonuses </text:span>:</text:p>
          <text:list>
            <text:list-item>
              <text:p text:style-name="P4"><text:soft-page-break/>Participation: If they have played at least 2 rounds, a person will add a bonus equal to the number of rounds played (for example, 3 rounds played gives 3 points)</text:p>
            </text:list-item>
            <text:list-item>
              <text:p text:style-name="P4">+1 point for pre-registration and participation in both rounds 1 and 4 (Friday evening and Sunday rounds)</text:p>
            </text:list-item>
            <text:list-item>
              <text:p text:style-name="P4">Participation in the final table: +15% of his tournament score for each person playing in the final table (only if final table)</text:p>
            </text:list-item>
            <text:list-item>
              <text:p text:style-name="P4">Final table victory: +1000 points</text:p>
            </text:list-item>
          </text:list>
        </text:list-item>
        <text:list-item>
          <text:p text:style-name="P4">4) <text:span text:style-name="T3">Penalties</text:span></text:p>
          <text:list>
            <text:list-item>
              <text:p text:style-name="P4">-15 points (and all bonuses) if registration and absence during a round, or in case of refusal to play on a table</text:p>
            </text:list-item>
            <text:list-item>
              <text:p text:style-name="P4">-5 points in case of contesting a decision of the tournament referee</text:p>
            </text:list-item>
            <text:list-item>
              <text:p text:style-name="P4">-1 point per delay in submitting order sheets</text:p>
            </text:list-item>
            <text:list-item>
              <text:p text:style-name="P4">All positives in case of inappropriate behavior during the tournament:</text:p>
              <text:list>
                <text:list-item>
                  <text:p text:style-name="P4">cheat (includes the metagame),</text:p>
                </text:list-item>
                <text:list-item>
                  <text:p text:style-name="P4">violence,</text:p>
                </text:list-item>
                <text:list-item>
                  <text:p text:style-name="P4">drunk,</text:p>
                </text:list-item>
                <text:list-item>
                  <text:p text:style-name="P4">any other behavior seriously disrupting the tournament.</text:p>
                </text:list-item>
              </text:list>
            </text:list-item>
          </text:list>
        </text:list-item>
      </text:list>
      <text:p text:style-name="Standard"><text:span text:style-name="T8">Special rules:</text:span></text:p>
      <text:list xml:id="list174529662202672" text:continue-numbering="true" text:style-name="WWNum2">
        <text:list-item>
          <text:p text:style-name="P4"><text:span text:style-name="T3">All scores are truncated after each round </text:span>. For example, a person with 21.5 points and one with 21.33 points will both score 21 points.</text:p>
        </text:list-item>
        <text:list-item>
          <text:p text:style-name="P4"><text:span text:style-name="T3">Games on two simultaneous tables </text:span>: authorized only once per person ranked in the tournament, and at the exclusive request of the tournament management, on a voluntary basis. Since no person should be able to score more individual scores than the number of rounds in the tournament, a person who has played two tables simultaneously in the same round and has played all the rounds will have to choose which of their two games played simultaneously must be taken into account in his final score, the other not counting – including in the event of a double victory.</text:p>
        </text:list-item>
        <text:list-item>
          <text:p text:style-name="P4"><text:span text:style-name="T3">A person who arrived late can replace a person who started on two tables. </text:span>In this case, the person on two tables chooses the table he leaves, and the latecomer will have a coefficient of (14-n)/14 applied to the score of his game, where n is the number of the current season (P01-&gt;1, A01-&gt;2, P02-&gt;3…)</text:p>
        </text:list-item>
        <text:list-item>
          <text:p text:style-name="P4"><text:span text:style-name="T3">Request for withdrawal:</text:span> authorized only once per player ranked in the tournament, and at the exclusive request of the tournament management, on a voluntary basis. If there are more people willing to withdraw than the number needed, priority for withdrawal will be given first to the person who has played the most rounds, then to the lowest ranked person. People withdrawing will score a bonus equal to the first tercile of scores for the round in question.</text:p>
        </text:list-item>
      </text:list>
      <text:p text:style-name="Paragraphe_20_de_20_liste1">NB: <text:span text:style-name="T3">Withdrawal and play on several tables are mutually exclusive </text:span>in the tournament (if you have played on several tables, you cannot withdraw, and vice versa).</text:p>
      <text:p text:style-name="Standard"><text:soft-page-break/><text:span text:style-name="T3">NB </text:span>: the simulations show that with equivalent results on the tables, the most optimal is to play 3 rounds.</text:p>
      <text:list xml:id="list174529926066089" text:continue-list="list174530798248196" text:style-name="WWNum1">
        <text:list-item>
          <text:h text:style-name="P2" text:outline-level="1"><text:span text:style-name="T1">E – Other points of rules without impact on the score</text:span></text:h>
        </text:list-item>
      </text:list>
      <text:p text:style-name="Standard">To ensure the fun side</text:p>
      <text:list xml:id="list174530629023403" text:continue-list="list174529662202672" text:style-name="WWNum2">
        <text:list-item>
          <text:p text:style-name="P4"><text:span text:style-name="T3">End Game Request </text:span>: Each person can request a vote to end the game only once per game, at any time outside of the resolution of Fall Phase Orders and Retreats (as soon as the first Orders are read, the resolution goes as far as the adjustments phase). In this case, the vote is secret, and unanimity prevails. If a person publicly opposes the vote, the vote is deemed negative, and the game resumes immediately. There can only be one vote requested per season (Spring / Fall). There cannot be a vote the last year.</text:p>
        </text:list-item>
        <text:list-item>
          <text:p text:style-name="P4"><text:span text:style-name="T3">Allocation of countries:</text:span> It will be ensured, as much as possible, that a person does not play the same country twice and that they play with different people. <text:line-break/>So that the best players of the weekend meet at least once during the meetings, the best players of each part of a round will be placed as much as possible as a priority on the same table in the following round if they have not played together before.</text:p>
        </text:list-item>
        <text:list-item>
          <text:p text:style-name="P4"><text:span text:style-name="T3">Comments/advice/remarks are strictly prohibited on games in progress where we are not playing.</text:span></text:p>
        </text:list-item>
        <text:list-item>
          <text:p text:style-name="P4"><text:span text:style-name="T3">Comments or negotiations are prohibited during the order reading, retreat and adjustment phases.</text:span></text:p>
        </text:list-item>
        <text:list-item>
          <text:p text:style-name="P4"><text:span text:style-name="T3">Applicable version of the rules</text:span></text:p>
          <text:list>
            <text:list-item>
              <text:p text:style-name="P4">Unless contradicted by these rules, we will rely on the rules of the French Championship / Anjou Feu 2023, section IV ( <text:a xlink:type="simple" xlink:href="https://tdfdiplo.fandom.com/fr/wiki/Anjou_Feu_XIII#IV_Annotation_sur_les_règles_du_jeu,_guide_d’arbitrage_et_comportement_sur_les_parties" text:style-name="Internet_20_link" text:visited-style-name="Visited_20_Internet_20_Link"><text:span text:style-name="Internet_20_link">https://tdfdiplo.fando </text:span><text:span text:style-name="Internet_20_link">m.com/fr/wiki/Anjou_Feu_XIII#V_Annotation_sur_les_règles_du_jeu,_guide_d'arbitrage_et_comportement_sur_les_parties </text:span></text:a>).</text:p>
            </text:list-item>
          </text:list>
        </text:list-item>
        <text:list-item>
          <text:p text:style-name="P4"><text:span text:style-name="T3">Help with resolution via a platform</text:span></text:p>
          <text:list>
            <text:list-item>
              <text:p text:style-name="P4">If all players (without exception) in the game agree to use a platform, orders can be entered on Conspiracy or Diplomania (in a game created for the occasion or in the sandbox) or on any other online platform, ideally with a person not playing at the table who will act as electronic game master. On a few rare rules details, the resolution may differ, conflicts will be resolved in accordance with the regulations of the French Championship / Anjou Feu 2023. In this case, the map on the platform will then have to be corrected if necessary or, if impossible, there will have mandatory return to the table game only. In all cases, even with electronic assistance, the part displayed on the table must be up to date.</text:p>
            </text:list-item>
          </text:list>
        </text:list-item>
        <text:list-item>
          <text:p text:style-name="P4"><text:span text:style-name="T3">Reading orders</text:span></text:p>
          <text:list>
            <text:list-item>
              <text:p text:style-name="P4">For the first seasons (P01 to P03), we will start by reading the orders of beginners as a priority.</text:p>
            </text:list-item>
            <text:list-item>
              <text:p text:style-name="P4"><text:soft-page-break/>Irrespective of the applicable penalties, the referee may instruct a person to give his orders immediately in the event of a delay (see point B “tournament format”). If this is not done, the orders will not be taken into account at resolution.</text:p>
            </text:list-item>
            <text:list-item>
              <text:p text:style-name="P4">A unit without orders at the end of a movement phase will be considered to be in civil disorder. It can be supported in defense.</text:p>
            </text:list-item>
            <text:list-item>
              <text:p text:style-name="P4">A unit having to retreat and having no order or an invalid order will be dispersed.</text:p>
            </text:list-item>
            <text:list-item>
              <text:p text:style-name="P4">In the event of a missing or invalid mobilization order, there will be no mobilization (except in the first year, when the referee will impose up to two mobilizations – no third mobilization – to maintain a balance in the game).</text:p>
            </text:list-item>
            <text:list-item>
              <text:p text:style-name="P4">In the event of a supernumerary mobilization order, the lowest written orders are kept.</text:p>
            </text:list-item>
            <text:list-item>
              <text:p text:style-name="P4">In the event of a missing or invalid demobilization order (beyond valid orders), the missing demobilizations will be carried out according to Renegade rule 202 3, i.e.:</text:p>
              <text:list>
                <text:list-item>
                  <text:p text:style-name="P4">the units farthest from the centers belonging to this nation, i.e. separated by the greatest number of regions, regardless of the nature (land or sea) or the situation (occupied or unoccupied) of the regions considered</text:p>
                </text:list-item>
                <text:list-item>
                  <text:p text:style-name="P4">fleets before land armies</text:p>
                </text:list-item>
                <text:list-item>
                  <text:p text:style-name="P4"><text:span text:style-name="T7"><text:s/></text:span>lastly, in priority the provinces in which these units are located first in alphabetical order in English (lowest number in the list appearing in section G of the rules)</text:p>
                </text:list-item>
              </text:list>
            </text:list-item>
            <text:list-item>
              <text:p text:style-name="P4">If a nation loses and gains centers during the same year, it will not and cannot demobilize units and at the same time mobilize others. We will only look at whether it has more centers than units (potential mobilizations) or more units than centers (mandatory demobilizations).</text:p>
            </text:list-item>
            <text:list-item>
              <text:p text:style-name="P4">A unit receiving several different orders will be considered civil disorder, even if some of the orders were invalid.</text:p>
            </text:list-item>
            <text:list-item>
              <text:p text:style-name="P4">A support order does not require mentioning the type of unit supported.</text:p>
            </text:list-item>
            <text:list-item>
              <text:p text:style-name="P4">A missing or incomplete order for a unit will be considered valid if the order for this unit is complete in the support or convoy order written for another unit of the same nationality (unless the incomplete order is also a valid with a different meaning than the full order). Example: A BRE and F ATL C BRE – POR. Similarly, a missing or incomplete convoy order will be considered valid if the order for that unit is the only one possible to make possible a convoy attack order written by another unit of the same nationality. Example: A BRE – POR and F ATL C BRE</text:p>
            </text:list-item>
            <text:list-item>
              <text:p text:style-name="P4">If no electronic resolution: ideally, a player or a referee reads the order sheets of all the players. If it is a player who reads the sheets, he will start with the sheets of the beginner players then with his own (under the control of another player or will have his sheet read), <text:soft-page-break/>before reading the sheets of the more experienced players; another player or referee moves the units on the map according to the reading. The "reader" and the "mover" must solve the best and in a neutral way but will not be solely responsible for the resolution, the other players will have to report any error in resolution. It is requested to follow the reading of the orders in silence and to wait for the end of it before any comment.</text:p>
            </text:list-item>
            <text:list-item>
              <text:p text:style-name="P4">If the next phase is well underway, in particular if the following orders have already been issued, a resolution error cannot and must not be corrected, the game continuing as is.</text:p>
            </text:list-item>
            <text:list-item>
              <text:p text:style-name="P4">Players outside the game will also be able to help resolve the game if they are not playing this round or if their game is over but must refrain from any comment on the game in progress, whether during the resolution, during trading or writing orders.</text:p>
            </text:list-item>
            <text:list-item>
              <text:p text:style-name="P4">In all cases, an unambiguous order must be applied and an order deemed ambiguous not applied. For the interest of the game and the tournament (demand for quality, atmosphere of the game, etc.), the right balance between rigor and tolerance will have to be sought. A particular tolerance towards beginners or players who have not played for a long time will facilitate the integration of new players: in order to facilitate corrections, as indicated above, the order sheets of beginners will be read first, at least in start of the game. At the end of the game or from the start of the game, if it only includes experienced players, for the sake of fairness, there may be rotation between the player who sees his sheet read first. For accepted abbreviations, you can refer to the table in section G.</text:p>
            </text:list-item>
          </text:list>
        </text:list-item>
      </text:list>
      <text:list xml:id="list174531274623707" text:continue-list="list174529926066089" text:style-name="WWNum1">
        <text:list-item>
          <text:h text:style-name="P2" text:outline-level="1"><text:span text:style-name="T1">F – Tournament management and refereeing</text:span></text:h>
        </text:list-item>
      </text:list>
      <text:p text:style-name="Standard">The tournament management is done by Olivier Prigent and Patrick Garnier. The tournament referee is Patrick Garnier. Other people may help arbitrate, depending on the number of tables in each round. In the event of a conflict during the arbitration of a table, if it is not made by the tournament referee, the conflict will be resolved with the tournament referee. In any case, the referee's decision – even in the event of an error – cannot be contested.</text:p>
      <text:p text:style-name="Standard"><text:span text:style-name="T3">The tournament management has sole discretion to decide whether to adjust the rules to promote the fun side of the tournament and allow those participating to have the best possible experience </text:span>.</text:p>
      <text:p text:style-name="Standard">contacts:</text:p>
      <text:list xml:id="list174530290044286" text:continue-list="list174530629023403" text:style-name="WWNum2">
        <text:list-item>
          <text:p text:style-name="P4">Olivier Prigent (co-organizer) – 06 85 22 81 79 – <text:a xlink:type="simple" xlink:href="mailto:o.prigent@bombadilproduction.com" text:style-name="Internet_20_link" text:visited-style-name="Visited_20_Internet_20_Link"><text:span text:style-name="Internet_20_link">o.prigent@bombadilprod </text:span><text:span text:style-name="Internet_20_link">uction.com</text:span></text:a> </text:p>
        </text:list-item>
        <text:list-item>
          <text:p text:style-name="P4">Patrick Garnier (referee and co-organizer) – 06 61 13 68 73 – <text:a xlink:type="simple" xlink:href="mailto:patrick.garnier@gmail.com" text:style-name="Internet_20_link" text:visited-style-name="Visited_20_Internet_20_Link"><text:span text:style-name="Internet_20_link"><text:span text:style-name="T9">patrick.garnier@gmail.com</text:span></text:span></text:a> </text:p>
        </text:list-item>
        <text:list-item>
          <text:p text:style-name="P4">Gabriel Lecointre (head of communication ahead of the tournament) – 06 89 14 64 06 – <text:span text:style-name="Internet_20_link"><text:span text:style-name="T9">diplomatiegabriel@hotmail.com</text:span></text:span></text:p>
        </text:list-item>
        <text:list-item>
          <text:p text:style-name="P4"><text:soft-page-break/>AFJD – <text:a xlink:type="simple" xlink:href="mailto:afjdiplo@outlook.fr" text:style-name="Internet_20_link" text:visited-style-name="Visited_20_Internet_20_Link"><text:span text:style-name="Internet_20_link"><text:span text:style-name="T9">afjdiplo@outlook.fr</text:span></text:span></text:a> </text:p>
        </text:list-item>
      </text:list>
      <text:list xml:id="list174530577268528" text:continue-list="list174531274623707" text:style-name="WWNum1">
        <text:list-item>
          <text:h text:style-name="P2" text:outline-level="1"><text:span text:style-name="T1">G- Miscellaneous</text:span></text:h>
        </text:list-item>
      </text:list>
      <text:p text:style-name="Standard"><text:span text:style-name="T3">Public health:</text:span> the national public health guidelines in force at the time of the tournament will be applied. For example, in the event of coronavirus involving the wearing of a mandatory mask or sanitary pass, these will be required to participate.</text:p>
      <text:p text:style-name="Standard"><text:span text:style-name="T3">Registration/pre-registration:</text:span> a person is considered “pre-registered” for a round if he has announced his participation in this round no later than the day before the round. A person is considered “registered” for a round if he has confirmed his participation at the earliest one hour before the start of the round and at the latest 30 minutes before.</text:p>
      <text:p text:style-name="Standard"><text:span text:style-name="T3">Participation in the costs:</text:span> each person is free to participate or not in the costs, on a strictly voluntary basis. The total cost of the organization of the tournament (including sponsorship if relevant) will be communicated on request to those wishing it. Participation, deducted from any tournament endowment costs, will be paid in full to the AFJD.</text:p>
      <text:p text:style-name="Standard"><text:span text:style-name="T3">Accommodation:</text:span> No accommodation is provided. In any case, the tournament will take place at the hotel "La Louisiane" ( <text:a xlink:type="simple" xlink:href="http://www.hotel-lalouisiane.com/" text:style-name="Internet_20_link" text:visited-style-name="Visited_20_Internet_20_Link"><text:span text:style-name="Internet_20_link"><text:span text:style-name="T9">www.hotel-lalouisiane.com </text:span></text:span></text:a>), and it seems a good choice of residence <text:span text:style-name="T6"></text:span>.</text:p>
      <text:p text:style-name="Standard"><text:span text:style-name="T3">List of territory names</text:span></text:p>
      <text:p text:style-name="Standard">The names in the list are the names used in the American and French editions and the abbreviations, those proposed in these same editions. Any abbreviated notation appearing or not in the following table will be accepted as long as the abbreviation is not subject to different interpretations; an ambiguous order due to a disputed abbreviation will cause the order to fail.</text:p>
      <text:p text:style-name="Standard"/>
      <text:p text:style-name="Standard">The first rulebooks in English did not give a list of abbreviations, so the first communities of players created their own which may still be different from all those that were subsequently offered in the official American editions or the editions French. MAO or LYO, for example, have been very often used (and still are) to refer to the Mid-Atlantic Ocean or Gulf of Lyon regions. Some communities have also adopted the habit of designating the maritime provinces only in capital letters and the terrestrial provinces in lower case (a habit taken up by the recent Conspiracy platform); this way of doing things, despite having been widely relayed, has however never been taken up in the various rulebooks, apart from the Descartes edition writing all the abbreviations in capital letters (including land territories), the others editions put uppercase and lowercase letters in the abbreviation in the same places as in the expanded name.</text:p>
      <text:p text:style-name="Standard">For all those who write badly — there are some ;-) — we can only encourage to write full names (i.e. not to abbreviate the name of the territory) or at least to <text:soft-page-break/>adopt methods limiting disputes (like the one in the previous paragraph: maritime territory in capitals, land in lowercase).</text:p>
      <text:p text:style-name="Standard">1. Adriatic Sea, Adriatic Sea (Adr, ADR)</text:p>
      <text:p text:style-name="Standard">2. Aegean Sea, Aegean Sea (Aeg, Ege, Ege, Ege)</text:p>
      <text:p text:style-name="Standard">3. Albania, Albania, Kingdom of Montenegro (Alb, MON)</text:p>
      <text:p text:style-name="Standard"><text:span text:style-name="T10">4. Ankara (Ank, ANK)</text:span></text:p>
      <text:p text:style-name="Standard"><text:span text:style-name="T10">5. Apulia, Apulia (Apu, APU)</text:span></text:p>
      <text:p text:style-name="Standard">6. Armenia, Armenia, Caucasus and Armenia (Arm, CAU)</text:p>
      <text:p text:style-name="Standard"><text:span text:style-name="T10">7. Baltic Sea, Baltic Sea (Bal, BAL)</text:span></text:p>
      <text:p text:style-name="Standard">8. Barents Sea, Barents Sea, Barents Sea (Bar, BAR)</text:p>
      <text:p text:style-name="Standard">9. Belgium, Belgium, Kingdom of Belgium (Bel, BEL)</text:p>
      <text:p text:style-name="Standard">10. Berlin (Ber, BER)</text:p>
      <text:p text:style-name="Standard">11. Black Sea, Black Sea (Bla, Noi, NOI)</text:p>
      <text:p text:style-name="Standard">12. Bohemia, Bohemia (Boh, BOH)</text:p>
      <text:p text:style-name="Standard">13. Brest (Bre, BRE)</text:p>
      <text:p text:style-name="Standard">14.Budapest (Bud, BUD)</text:p>
      <text:p text:style-name="Standard">15. Bulgaria, Bulgaria, Kingdom of Bulgaria (Bul, BUL)</text:p>
      <text:p text:style-name="Standard"><text:span text:style-name="T10">16. Burgundy, Burgundy (Bur, Bou, BOU)</text:span></text:p>
      <text:p text:style-name="Standard"><text:span text:style-name="T10">17. Clyde, Highlands (Cly, HIG)</text:span></text:p>
      <text:p text:style-name="Standard">18. Constantinople (Con, CON)</text:p>
      <text:p text:style-name="Standard">19. Denmark, Denmark, Kingdom of Denmark (Den, Dan, DAN)</text:p>
      <text:p text:style-name="Standard">20. Eastern Mediterranean, Eastern Mediterranean, Levant Sea (East, Eas, MOr, LEV)</text:p>
      <text:p text:style-name="Standard">21. Edinburgh, Edinburgh (Edi, Edi, EDI)</text:p>
      <text:p text:style-name="Standard"><text:span text:style-name="T10">22. English Channel, Manche (Eng, Man, MAN)</text:span></text:p>
      <text:p text:style-name="Standard"><text:span text:style-name="T11">23. Finland, Finland (Fin, FIN)</text:span><text:span text:style-name="T11"/></text:p>
      <text:p text:style-name="Standard"><text:span text:style-name="T11">24. Galicia, Galicia (Gal, GAL)</text:span><text:span text:style-name="T11"/></text:p>
      <text:p text:style-name="Standard">25. Gascony, Gascony (Gas, GAS)</text:p>
      <text:p text:style-name="Standard">26. Greece, Greece, kingdom of Greece (Gre, Grè, GRE)</text:p>
      <text:p text:style-name="Standard"><text:soft-page-break/><text:span text:style-name="T10">27. Gulf of Bothnia, Gulf of Bothnia (Bot, BOT)</text:span></text:p>
      <text:p text:style-name="Standard"><text:span text:style-name="T10">28. Gulf of Lyon, Gulf of Lion (GoL, GLi, LIO)</text:span></text:p>
      <text:p text:style-name="Standard"><text:span text:style-name="T10">29. Helgoland Bight, Heligoland Bay, Helgoland Bay (Hel, HEL)</text:span></text:p>
      <text:p text:style-name="Standard"><text:span text:style-name="T10">30. Holland, Holland, Netherlands (Hol, PAY)</text:span></text:p>
      <text:p text:style-name="Standard"><text:span text:style-name="T10">31. Ionian Sea, Ionian Sea (Ion, ION)</text:span></text:p>
      <text:p text:style-name="Standard"><text:span text:style-name="T10">32. Irish Sea, Irish Sea, St. George Channel (Iri, Irl, STG)</text:span></text:p>
      <text:p text:style-name="Standard"><text:span text:style-name="T10">33. Kiel (Kiel, Kie, KIE)</text:span></text:p>
      <text:p text:style-name="Standard"><text:span text:style-name="T10">34. Liverpool (Liv, Lvp, LIV, Lpl)</text:span></text:p>
      <text:p text:style-name="Standard"><text:span text:style-name="T11">35. Livonia, Livonia, Lithuania (Lvn, LIT)</text:span><text:span text:style-name="T11"/></text:p>
      <text:p text:style-name="Standard"><text:span text:style-name="T11">36. London, London (Lon, LON)</text:span><text:span text:style-name="T11"/></text:p>
      <text:p text:style-name="Standard"><text:span text:style-name="T11">37. Marseilles, Marseilles, Toulon (Tue, TOU)</text:span><text:span text:style-name="T11"/></text:p>
      <text:p text:style-name="Standard"><text:span text:style-name="T10">38. Mid-Atlantic Ocean, Atlantic, Atlantic Ocean, Middle Atlantic (MAt, Mid, Atl, ATL, AtM)</text:span></text:p>
      <text:p text:style-name="Standard"><text:span text:style-name="T10">39. Moscow, Moscow (Mos, MOS)</text:span></text:p>
      <text:p text:style-name="Standard"><text:span text:style-name="T10">40. Munich (Mun, MUN)</text:span></text:p>
      <text:p text:style-name="Standard">41. Napoli (Nap, NAP)</text:p>
      <text:p text:style-name="Standard">42. North Africa, North Africa, Morocco and Algeria (NAf, AfN, MAR)</text:p>
      <text:p text:style-name="Standard"><text:span text:style-name="T10">43. North Atlantic Ocean, North Atlantic, Iceland Sea (NAt, AtN, ISL)</text:span></text:p>
      <text:p text:style-name="Standard">44. North Sea, North Sea (Nth, Nrd, NRD)</text:p>
      <text:p text:style-name="Standard">45. Norway, Norway, Kingdom of Norway (Nwy, Nge, NGE)</text:p>
      <text:p text:style-name="Standard">46. Norwegian Sea, Norwegian Sea, Greenland and Norwegian Sea (Nrg, MNg, GRO, Nvn)</text:p>
      <text:p text:style-name="Standard">47. Paris (By, BY)</text:p>
      <text:p text:style-name="Standard">48. Picardy, Picardy (Pic, PIC)</text:p>
      <text:p text:style-name="Standard"><text:span text:style-name="T11">49. Piedmont, Piedmont (Pied, Pie, Pie, Pie)</text:span><text:span text:style-name="T11"/></text:p>
      <text:p text:style-name="Standard">50. Portugal, Kingdom of Portugal (Por, POR)</text:p>
      <text:p text:style-name="Standard">51. Prussia, Prussia (Pru, PRU)</text:p>
      <text:p text:style-name="Standard">52. Rome (Rome, Rom, Rom)</text:p>
      <text:p text:style-name="Standard">53. Ruhr, Rhineland (Ruhr, Ruh, RHE)</text:p>
      <text:p text:style-name="Standard"><text:soft-page-break/>54. Rumania, Romania, Kingdom of Romania (Rum, Rou, ROU)</text:p>
      <text:p text:style-name="Standard"><text:span text:style-name="T10">55. St. Petersburg, St. Petersburg (StP, STP)</text:span></text:p>
      <text:p text:style-name="Standard">56. Serbia, Serbia (Ser, SER)</text:p>
      <text:p text:style-name="Standard">57. Sevastopol, Sevastopol, Odessa (Sev, Séb, ODE, Seb)</text:p>
      <text:p text:style-name="Standard">58. Silesia, Silesia (Sil, SIL)</text:p>
      <text:p text:style-name="Standard">59. Skagerrak (Skag, Ska, SKA)</text:p>
      <text:p text:style-name="Standard">60. Smyrna, Smyrna (Smy, SMY)</text:p>
      <text:p text:style-name="Standard">61. Spain, Spain, Kingdom of Spain (Spa, Esp, ESP)</text:p>
      <text:p text:style-name="Standard">62. Sweden, Sweden, Kingdom of Sweden (Swe, Suè, SUE)</text:p>
      <text:p text:style-name="Standard">63. Syria, Syria (Syr, SYR)</text:p>
      <text:p text:style-name="Standard">64. Tunis, Tunisia (Tun, TUN)</text:p>
      <text:p text:style-name="Standard">65. Tuscany, Tuscany (Tus, Tos, TOS)</text:p>
      <text:p text:style-name="Standard">66. Trieste (Tri, TRI)</text:p>
      <text:p text:style-name="Standard">67. Tyrolia, Tyrol, Tyrolean Alps (Tyre, ALP)</text:p>
      <text:p text:style-name="Standard">68. Tyrrhenian Sea, Tyrrhenian Sea (Tyn, MTy, TYR)</text:p>
      <text:p text:style-name="Standard">69. Ukraine (Ukr, UKR)</text:p>
      <text:p text:style-name="Standard">70. Venice, Venice (Fri, FRI)</text:p>
      <text:p text:style-name="Standard">71. Vienna, Vienna (Life, LIFE)</text:p>
      <text:p text:style-name="Standard">72. Wales, Wales, Cornwall (Wal, PGa, COR)</text:p>
      <text:p text:style-name="Standard"><text:span text:style-name="T10">73. Warsaw, Warsaw (War, Var, VAR)</text:span></text:p>
      <text:p text:style-name="Standard"><text:span text:style-name="T10">74. Western Mediterranean, Western Mediterranean (West, West, MOc, MED)</text:span></text:p>
      <text:p text:style-name="Standard"><text:span text:style-name="T10">75. Yorkshire (York, Yor, YOR)</text:span></text:p>
      <text:p text:style-name="P9"/>
      <text:p text:style-name="Standard"><text:span text:style-name="T3">Other abbreviations</text:span></text:p>
      <text:p text:style-name="Standard">Defend: H, T or xxx.</text:p>
      <text:p text:style-name="Standard">Support: S.</text:p>
      <text:p text:style-name="Standard">Conveying: c.</text:p>
      <text:p text:style-name="Standard">Off-convoy attack: -.</text:p>
      <text:p text:style-name="Standard"><text:soft-page-break/>Attack by convoy: - (or - with mention “by convoy” if attacking an adjacent territory without a fleet of the same nation to carry out the convoy) or C.</text:p>
      <text:p text:style-name="Standard">South coast (for Bulgaria, Spain and Saint-Petersburg): cs, sc or s.</text:p>
      <text:p text:style-name="Standard">North coast (for Spain and Saint-Petersburg): cn, nc or n.</text:p>
      <text:p text:style-name="Standard">North coast or east coast (for Bulgaria): ce, ec, cn or 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roman" style:font-pitch="variable"/>
    <style:font-face style:name="Wingdings2" svg:font-family="Wingdings" style:font-family-generic="system" style:font-pitch="variable"/>
    <style:font-face style:name="font313" svg:font-family="font313"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US" style:letter-kerning="false"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Times New Roman" fo:font-size="10pt" fo:language="en" fo:country="US" style:letter-kerning="fals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style:writing-mode="lr-tb"/>
      <style:text-properties style:font-name="Calibri" fo:font-family="Calibri" style:font-family-generic="roman" style:font-pitch="variable" fo:font-size="11pt" style:font-size-asian="11pt" style:language-asian="en" style:country-asian="US" style:font-name-complex="Calibri2" style:font-family-complex="Calibri" style:font-family-generic-complex="system" style:font-pitch-complex="variable" style:font-size-complex="11pt"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WWNum1" style:class="text">
      <style:paragraph-properties fo:margin-top="0.3335in" fo:margin-bottom="0in" style:contextual-spacing="false" fo:keep-together="always" fo:keep-with-next="always"/>
      <style:text-properties fo:color="#365f91" loext:opacity="100%" style:font-name="Cambria" fo:font-family="Cambria" style:font-family-generic="roman" style:font-pitch="variable" fo:font-size="14pt" fo:font-weight="bold" style:font-name-asian="font313" style:font-family-asian="font313" style:font-family-generic-asian="system" style:font-pitch-asian="variable" style:font-size-asian="14pt" style:font-weight-asian="bold" style:font-name-complex="font313" style:font-family-complex="font313" style:font-family-generic-complex="system" style:font-pitch-complex="variable" style:font-size-complex="14pt" style:font-weight-complex="bold"/>
    </style:style>
    <style:style style:name="Titre1" style:family="paragraph" style:parent-style-name="Standard" style:next-style-name="Text_20_body">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caption"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Paragraphe_20_de_20_liste1" style:display-name="Paragraphe de liste1" style:family="paragraph" style:parent-style-name="Standard">
      <style:paragraph-properties fo:margin-left="0.5in" fo:margin-right="0in" fo:margin-top="0in" fo:margin-bottom="0.139in" style:contextual-spacing="true" fo:text-indent="0in" style:auto-text-indent="false"/>
    </style:style>
    <style:style style:name="Title" style:family="paragraph" style:parent-style-name="Standard" style:next-style-name="Standard"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shadow="none"/>
      <style:text-properties fo:color="#17365d" loext:opacity="100%" style:font-name="Cambria" fo:font-family="Cambria" style:font-family-generic="roman" style:font-pitch="variable" fo:font-size="26pt" fo:letter-spacing="0.0035in" style:letter-kerning="true" style:font-name-asian="font313" style:font-family-asian="font313" style:font-family-generic-asian="system" style:font-pitch-asian="variable" style:font-size-asian="26pt" style:font-name-complex="font313" style:font-family-complex="font313" style:font-family-generic-complex="system" style:font-pitch-complex="variable" style:font-size-complex="26p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style:tab-stops>
          <style:tab-stop style:position="3.15in" style:type="center"/>
          <style:tab-stop style:position="6.3in" style:type="right"/>
        </style:tab-stops>
      </style:paragraph-properties>
    </style:style>
    <style:style style:name="Footer" style:family="paragraph" style:parent-style-name="Standard" loext:linked-style-name="Pied_20_de_20_page_20_Car" style:class="extra">
      <style:paragraph-properties>
        <style:tab-stops>
          <style:tab-stop style:position="3.15in" style:type="center"/>
          <style:tab-stop style:position="6.3in"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WW8Num1z0" style:family="text">
      <style:text-properties style:font-name="Calibri" fo:font-family="Calibri" style:font-family-generic="roman" style:font-pitch="variable" style:font-name-complex="Calibri2" style:font-family-complex="Calibri" style:font-family-generic-complex="system" style:font-pitch-complex="variable"/>
    </style:style>
    <style:style style:name="WW8Num1z1" style:family="text">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WW8Num1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2z0" style:family="text">
      <style:text-properties style:font-name="Calibri" fo:font-family="Calibri" style:font-family-generic="roman" style:font-pitch="variable" style:font-name-complex="Calibri2" style:font-family-complex="Calibri" style:font-family-generic-complex="system" style:font-pitch-complex="variable"/>
    </style:style>
    <style:style style:name="WW8Num2z1" style:family="text">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WW8Num2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2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3z0" style:family="text">
      <style:text-properties style:font-name="Calibri" fo:font-family="Calibri" style:font-family-generic="roman" style:font-pitch="variable" style:font-name-complex="Calibri2" style:font-family-complex="Calibri" style:font-family-generic-complex="system" style:font-pitch-complex="variable"/>
    </style:style>
    <style:style style:name="WW8Num3z1" style:family="text">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WW8Num3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3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Police_20_par_20_défaut1" style:display-name="Police par défaut1" style:family="text"/>
    <style:style style:name="Titre_20_1_20_Car" style:display-name="Titre 1 Car" style:family="text" style:parent-style-name="Police_20_par_20_défaut1">
      <style:text-properties fo:color="#365f91" loext:opacity="100%" style:font-name="Cambria" fo:font-family="Cambria" style:font-family-generic="roman" style:font-pitch="variable" fo:font-size="14pt" fo:font-weight="bold" style:font-name-asian="font313" style:font-family-asian="font313" style:font-family-generic-asian="system" style:font-pitch-asian="variable" style:font-size-asian="14pt" style:font-weight-asian="bold" style:font-name-complex="font313" style:font-family-complex="font313" style:font-family-generic-complex="system" style:font-pitch-complex="variable" style:font-size-complex="14pt" style:font-weight-complex="bold"/>
    </style:style>
    <style:style style:name="Internet_20_link" style:display-name="Internet link" style:family="text" style:parent-style-name="Police_20_par_20_défaut1">
      <style:text-properties fo:color="#0000ff" loext:opacity="100%" style:text-underline-style="solid" style:text-underline-width="auto" style:text-underline-color="font-color" style:font-name-complex="Times New Roman1" style:font-family-complex="'Times New Roman'" style:font-family-generic-complex="system" style:font-pitch-complex="variable"/>
    </style:style>
    <style:style style:name="Visited_20_Internet_20_Link" style:display-name="Visited Internet Link" style:family="text" style:parent-style-name="Police_20_par_20_défaut1">
      <style:text-properties fo:color="#800080" loext:opacity="100%" style:text-underline-style="solid" style:text-underline-width="auto" style:text-underline-color="font-color" style:font-name-complex="Times New Roman1" style:font-family-complex="'Times New Roman'" style:font-family-generic-complex="system" style:font-pitch-complex="variable"/>
    </style:style>
    <style:style style:name="Titre_20_Car" style:display-name="Titre Car" style:family="text" style:parent-style-name="Police_20_par_20_défaut1">
      <style:text-properties fo:color="#17365d" loext:opacity="100%" style:font-name="Cambria" fo:font-family="Cambria" style:font-family-generic="roman" style:font-pitch="variable" fo:font-size="26pt" fo:letter-spacing="0.0035in" style:letter-kerning="true" style:font-name-asian="font313" style:font-family-asian="font313" style:font-family-generic-asian="system" style:font-pitch-asian="variable" style:font-size-asian="26pt" style:font-name-complex="font313" style:font-family-complex="font313" style:font-family-generic-complex="system" style:font-pitch-complex="variable" style:font-size-complex="26pt"/>
    </style:style>
    <style:style style:name="ListLabel_20_1" style:display-name="ListLabel 1" style:family="text">
      <style:text-properties style:font-name-asian="Times New Roman1" style:font-family-asian="'Times New Roman'" style:font-family-generic-asian="system" style:font-pitch-asian="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Times New Roman1" style:font-family-asian="'Times New Roman'" style:font-family-generic-asian="system" style:font-pitch-asian="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Times New Roman1" style:font-family-asian="'Times New Roman'" style:font-family-generic-asian="system" style:font-pitch-asian="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En-tête_20_Car" style:display-name="En-tête Car" style:family="text" style:parent-style-name="Default_20_Paragraph_20_Font" loext:linked-style-name="Header">
      <style:text-properties style:font-name="Calibri" fo:font-family="Calibri" style:font-family-generic="roman" style:font-pitch="variable" fo:font-size="11pt" fo:language="en" fo:country="US" style:font-size-asian="11pt" style:language-asian="en" style:country-asian="US" style:font-name-complex="Calibri2" style:font-family-complex="Calibri" style:font-family-generic-complex="system" style:font-pitch-complex="variable" style:font-size-complex="11pt"/>
    </style:style>
    <style:style style:name="Pied_20_de_20_page_20_Car" style:display-name="Pied de page Car" style:family="text" style:parent-style-name="Default_20_Paragraph_20_Font" loext:linked-style-name="Footer">
      <style:text-properties style:font-name="Calibri" fo:font-family="Calibri" style:font-family-generic="roman" style:font-pitch="variable" fo:font-size="11pt" fo:language="en" fo:country="US" style:font-size-asian="11pt" style:language-asian="en" style:country-asian="US" style:font-name-complex="Calibri2" style:font-family-complex="Calibri" style:font-family-generic-complex="system" style:font-pitch-complex="variable" style:font-size-complex="11pt"/>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Calibri2" style:font-family-complex="Calibri"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Wingdings2" style:font-family-complex="Wingdings" style:font-family-generic-complex="system" style:font-pitch-complex="variable"/>
    </style:style>
    <style:style style:name="ListLabel_20_40" style:display-name="ListLabel 40" style:family="text">
      <style:text-properties style:font-name-complex="Symbol2" style:font-family-complex="Symbol"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Wingdings2" style:font-family-complex="Wingdings" style:font-family-generic-complex="system" style:font-pitch-complex="variable"/>
    </style:style>
    <style:style style:name="ListLabel_20_43" style:display-name="ListLabel 43" style:family="text">
      <style:text-properties style:font-name-complex="Symbol2" style:font-family-complex="Symbol"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Wingdings2" style:font-family-complex="Wingdings" style:font-family-generic-complex="system" style:font-pitch-complex="variable"/>
    </style:style>
    <style:style style:name="ListLabel_20_46" style:display-name="ListLabel 46" style:family="text">
      <style:text-properties style:font-name-complex="Calibri2" style:font-family-complex="Calibri"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Wingdings2" style:font-family-complex="Wingdings" style:font-family-generic-complex="system" style:font-pitch-complex="variable"/>
    </style:style>
    <style:style style:name="ListLabel_20_49" style:display-name="ListLabel 49" style:family="text">
      <style:text-properties style:font-name-complex="Symbol2" style:font-family-complex="Symbol"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Wingdings2" style:font-family-complex="Wingdings" style:font-family-generic-complex="system" style:font-pitch-complex="variable"/>
    </style:style>
    <style:style style:name="ListLabel_20_52" style:display-name="ListLabel 52" style:family="text">
      <style:text-properties style:font-name-complex="Symbol2" style:font-family-complex="Symbol"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Wingdings2" style:font-family-complex="Wingdings" style:font-family-generic-complex="system" style:font-pitch-complex="variable"/>
    </style:style>
    <style:style style:name="ListLabel_20_55" style:display-name="ListLabel 55" style:family="text">
      <style:text-properties style:font-name-complex="Calibri2" style:font-family-complex="Calibri"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Wingdings2" style:font-family-complex="Wingdings" style:font-family-generic-complex="system" style:font-pitch-complex="variable"/>
    </style:style>
    <style:style style:name="ListLabel_20_58" style:display-name="ListLabel 58" style:family="text">
      <style:text-properties style:font-name-complex="Symbol2" style:font-family-complex="Symbol"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Wingdings2" style:font-family-complex="Wingdings" style:font-family-generic-complex="system" style:font-pitch-complex="variable"/>
    </style:style>
    <style:style style:name="ListLabel_20_61" style:display-name="ListLabel 61" style:family="text">
      <style:text-properties style:font-name-complex="Symbol2" style:font-family-complex="Symbol"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Wingdings2" style:font-family-complex="Wingdings"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28" style:num-format="">
        <style:list-level-properties text:list-level-position-and-space-mode="label-alignment">
          <style:list-level-label-alignment text:label-followed-by="nothing"/>
        </style:list-level-properties>
      </text:list-level-style-number>
      <text:list-level-style-number text:level="2" text:style-name="ListLabel_20_29" style:num-format="">
        <style:list-level-properties text:list-level-position-and-space-mode="label-alignment">
          <style:list-level-label-alignment text:label-followed-by="nothing"/>
        </style:list-level-properties>
      </text:list-level-style-number>
      <text:list-level-style-number text:level="3" text:style-name="ListLabel_20_30" style:num-format="">
        <style:list-level-properties text:list-level-position-and-space-mode="label-alignment">
          <style:list-level-label-alignment text:label-followed-by="nothing"/>
        </style:list-level-properties>
      </text:list-level-style-number>
      <text:list-level-style-number text:level="4" text:style-name="ListLabel_20_31" style:num-format="">
        <style:list-level-properties text:list-level-position-and-space-mode="label-alignment">
          <style:list-level-label-alignment text:label-followed-by="nothing"/>
        </style:list-level-properties>
      </text:list-level-style-number>
      <text:list-level-style-number text:level="5" text:style-name="ListLabel_20_32" style:num-format="">
        <style:list-level-properties text:list-level-position-and-space-mode="label-alignment">
          <style:list-level-label-alignment text:label-followed-by="nothing"/>
        </style:list-level-properties>
      </text:list-level-style-number>
      <text:list-level-style-number text:level="6" text:style-name="ListLabel_20_33" style:num-format="">
        <style:list-level-properties text:list-level-position-and-space-mode="label-alignment">
          <style:list-level-label-alignment text:label-followed-by="nothing"/>
        </style:list-level-properties>
      </text:list-level-style-number>
      <text:list-level-style-number text:level="7" text:style-name="ListLabel_20_34" style:num-format="">
        <style:list-level-properties text:list-level-position-and-space-mode="label-alignment">
          <style:list-level-label-alignment text:label-followed-by="nothing"/>
        </style:list-level-properties>
      </text:list-level-style-number>
      <text:list-level-style-number text:level="8" text:style-name="ListLabel_20_35" style:num-format="">
        <style:list-level-properties text:list-level-position-and-space-mode="label-alignment">
          <style:list-level-label-alignment text:label-followed-by="nothing"/>
        </style:list-level-properties>
      </text:list-level-style-number>
      <text:list-level-style-number text:level="9" text:style-name="ListLabel_20_36"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45in" style:dynamic-spacing="true"/>
      </style:header-style>
      <style:footer-style>
        <style:header-footer-properties fo:min-height="0.4839in" fo:margin-left="0in" fo:margin-right="0in" fo:margin-top="0.444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èglement EDC 2023</dc:title>
    <meta:initial-creator>Patrick Garnier-Scaron</meta:initial-creator>
    <meta:editing-cycles>5</meta:editing-cycles>
    <meta:print-date>2018-09-24T20:09:00</meta:print-date>
    <meta:creation-date>2023-09-01T07:26:00</meta:creation-date>
    <dc:date>2023-09-01T17:45:29.030214129</dc:date>
    <meta:editing-duration>PT9M16S</meta:editing-duration>
    <meta:generator>LibreOffice/7.4.7.2$Linux_X86_64 LibreOffice_project/40$Build-2</meta:generator>
    <meta:document-statistic meta:table-count="0" meta:image-count="0" meta:object-count="0" meta:page-count="13" meta:paragraph-count="218" meta:word-count="4605" meta:character-count="25891" meta:non-whitespace-character-count="21572"/>
    <meta:user-defined meta:name="AppVersion">16.0000</meta:user-defined>
    <meta:user-defined meta:name="Company">Thales</meta:user-defined>
    <meta:user-defined meta:name="MSIP_Label_4265dfd4-2f28-40ac-a130-d2bbe8ae537d_ActionId">167c53cf-7eb2-4814-bafc-19b6f7381888</meta:user-defined>
    <meta:user-defined meta:name="MSIP_Label_4265dfd4-2f28-40ac-a130-d2bbe8ae537d_ContentBits">3</meta:user-defined>
    <meta:user-defined meta:name="MSIP_Label_4265dfd4-2f28-40ac-a130-d2bbe8ae537d_Enabled" meta:value-type="string">true</meta:user-defined>
    <meta:user-defined meta:name="MSIP_Label_4265dfd4-2f28-40ac-a130-d2bbe8ae537d_Method" meta:value-type="string">Privileged</meta:user-defined>
    <meta:user-defined meta:name="MSIP_Label_4265dfd4-2f28-40ac-a130-d2bbe8ae537d_Name" meta:value-type="string">THALES-GDPR-02</meta:user-defined>
    <meta:user-defined meta:name="MSIP_Label_4265dfd4-2f28-40ac-a130-d2bbe8ae537d_SetDate" meta:value-type="string">2023-09-01T09:07:25Z</meta:user-defined>
    <meta:user-defined meta:name="MSIP_Label_4265dfd4-2f28-40ac-a130-d2bbe8ae537d_SiteId" meta:value-type="string">6e603289-5e46-4e26-ac7c-03a85420a9a5</meta:user-defined>
    <meta:user-defined meta:name="Thales-Sensitivity" meta:value-type="string">{T-PerData}</meta:user-defined>
    <meta:template xlink:type="simple" xlink:actuate="onRequest" xlink:title="Normal.dotm" xlink:href=""/>
  </office:meta>
</office:document-meta>
</file>